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Standard">
      <style:paragraph-properties style:page-number="auto"/>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rzegorz pracował w apartamentowcu jako recepcjonista. Wydawał klucze do mieszkania na określony czas. Czystość apartamentów była kontrolowana przez zewnętrzna firmę sprzątającą. Pokoje były sprzątane przed przyjazdem gości oraz po ich wyjeździe. Różniły się one wyposażeniem i wielkością co skutkowało rożnym zapotrzebowaniem na środki czystości. Grzegorz dostrzegł brak kontroli nad tymi zasobami, bowiem nikt nit rejestrował ich zużycia. Sprzątaczki nie były rozliczane ze zużycia tych środków a reszta pracowników nie była w stanie tego sprawdzać. Skutkowało to nierównomiernym wykorzystaniem chemii, często zdarzały się sytuację, gdy akurat potrzebnego środka było za mało, natomiast tych mniej ważnych pozostawał spory nadmiar. Zamówienia składane były przez pracowników recepcji, którzy jak już wiemy, nie mieli pełnej kontroli nad zużywaniem środków chemicznych. Powodowało to, że zamówienia były kompletowane „na oko”, bądź po prostu powielane z zeszłego tygodnia. Zdarzały się także sytuację, że zamówienia składane były przez koordynatorów z zewnątrz, którzy nie mieli wiedzy odnośnie aktualnego stanu chemii w danym hotelu, przez co dostarczane były niewłaściwe środki, bądź dostawy były niekompletne. Wszystkie te sytuacje skutkowały obniżeniem standardów sprzątania oraz doprowadzały do niewłaściwości finansowych, tj. znacznemu zwiększeniu wydatków na środki chemiczne, co przynosiło firmie straty. Grzegorz wpadł na pomysł, że firmie przydałby się system do zarządzania firmą sprzątającą. Dzięki niemu stałoby się jasne, jakich środków zużywa się najwięcej, ile jest aktualnie na stanie recepcji, jaką ilość do danych apartamentów potrzebują sprzątaczki oraz ostatecznie jakie i ile środków trzeba zamówić. System wprowadziłby dobrą kontrolę nad zewnętrzną firmą sprzątającą, ułatwiłby pracę pracownikom recepcji i zewnętrznym koordynatorom i zniwelowałby straty firmy na środkach chemiczny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pl" fo:country="PL"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pl" fo:country="PL"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ilip Mularski</meta:initial-creator>
    <meta:editing-cycles>2</meta:editing-cycles>
    <meta:creation-date>2019-10-22T17:44:00</meta:creation-date>
    <dc:date>2019-10-23T00:35:12.74</dc:date>
    <meta:editing-duration>PT1H27M53S</meta:editing-duration>
    <meta:generator>OpenOffice/4.1.6$Win32 OpenOffice.org_project/416m1$Build-9790</meta:generator>
    <meta:document-statistic meta:table-count="0" meta:image-count="0" meta:object-count="0" meta:page-count="1" meta:paragraph-count="1" meta:word-count="252" meta:character-count="190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